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3524in" svg:height="3.5303in" svg:x="0.9063in" svg:y="4.5626in">
            <draw:object draw:notify-on-update-of-ranges="Sheet1.C21:Sheet1.C22 Sheet1.D20:Sheet1.D20 Sheet1.D21:Sheet1.D22 Sheet1.G21:Sheet1.G22 Sheet1.G21:Sheet1.G22 Sheet1.E20:Sheet1.E20 Sheet1.E21:Sheet1.E22 Sheet1.H21:Sheet1.H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.8787in" svg:height="3.5386in" svg:x="6.5071in" svg:y="4.5472in">
            <draw:object draw:notify-on-update-of-ranges="Sheet1.C23:Sheet1.C23 Sheet1.D20:Sheet1.D20 Sheet1.D23:Sheet1.D23 Sheet1.G23:Sheet1.G23 Sheet1.E20:Sheet1.E20 Sheet1.E23:Sheet1.E23 Sheet1.H23:Sheet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Underseg 2.0</text:p>
          </table:table-cell>
          <table:table-cell office:value-type="string" calcext:value-type="string">
            <text:p>Underseg 2.5</text:p>
          </table:table-cell>
          <table:table-cell office:value-type="string" calcext:value-type="string">
            <text:p>Overseg 2.0</text:p>
          </table:table-cell>
          <table:table-cell office:value-type="string" calcext:value-type="string">
            <text:p>Overseg 2.5</text:p>
          </table:table-cell>
          <table:table-cell office:value-type="string" calcext:value-type="string">
            <text:p>Total accuracy 2.0</text:p>
          </table:table-cell>
          <table:table-cell office:value-type="string" calcext:value-type="string">
            <text:p>Total accuracy 2.5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0.0427350427350427" calcext:value-type="float">
            <text:p>0.042735042735043</text:p>
          </table:table-cell>
          <table:table-cell office:value-type="float" office:value="0.04" calcext:value-type="float">
            <text:p>0.04</text:p>
          </table:table-cell>
          <table:table-cell office:value-type="float" office:value="0.0427350427350427" calcext:value-type="float">
            <text:p>0.042735042735043</text:p>
          </table:table-cell>
          <table:table-cell office:value-type="float" office:value="0.02" calcext:value-type="float">
            <text:p>0.02</text:p>
          </table:table-cell>
          <table:table-cell office:value-type="float" office:value="0.914529914529915" calcext:value-type="float">
            <text:p>0.914529914529915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0.00903614457831325" calcext:value-type="float">
            <text:p>0.009036144578313</text:p>
          </table:table-cell>
          <table:table-cell office:value-type="float" office:value="0.00833333333333333" calcext:value-type="float">
            <text:p>0.008333333333333</text:p>
          </table:table-cell>
          <table:table-cell office:value-type="float" office:value="0.0421686746987952" calcext:value-type="float">
            <text:p>0.04216867469879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948795180722892" calcext:value-type="float">
            <text:p>0.948795180722892</text:p>
          </table:table-cell>
          <table:table-cell office:value-type="float" office:value="0.979166666666667" calcext:value-type="float">
            <text:p>0.979166666666667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0.0360824742268041" calcext:value-type="float">
            <text:p>0.036082474226804</text:p>
          </table:table-cell>
          <table:table-cell office:value-type="float" office:value="0.0258620689655172" calcext:value-type="float">
            <text:p>0.025862068965517</text:p>
          </table:table-cell>
          <table:table-cell office:value-type="float" office:value="0.0515463917525773" calcext:value-type="float">
            <text:p>0.05154639175257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912371134020619" calcext:value-type="float">
            <text:p>0.912371134020619</text:p>
          </table:table-cell>
          <table:table-cell office:value-type="float" office:value="0.939655172413793" calcext:value-type="float">
            <text:p>0.939655172413793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0247678018575851" calcext:value-type="float">
            <text:p>0.024767801857585</text:p>
          </table:table-cell>
          <table:table-cell office:value-type="float" office:value="0.00420168067226891" calcext:value-type="float">
            <text:p>0.004201680672269</text:p>
          </table:table-cell>
          <table:table-cell office:value-type="float" office:value="0.0309597523219814" calcext:value-type="float">
            <text:p>0.030959752321981</text:p>
          </table:table-cell>
          <table:table-cell office:value-type="float" office:value="0.00840336134453782" calcext:value-type="float">
            <text:p>0.008403361344538</text:p>
          </table:table-cell>
          <table:table-cell office:value-type="float" office:value="0.944272445820433" calcext:value-type="float">
            <text:p>0.944272445820433</text:p>
          </table:table-cell>
          <table:table-cell office:value-type="float" office:value="0.987394957983193" calcext:value-type="float">
            <text:p>0.987394957983193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0.0205128205128205" calcext:value-type="float">
            <text:p>0.020512820512821</text:p>
          </table:table-cell>
          <table:table-cell office:value-type="float" office:value="0.0189274447949527" calcext:value-type="float">
            <text:p>0.018927444794953</text:p>
          </table:table-cell>
          <table:table-cell office:value-type="float" office:value="0.0538461538461539" calcext:value-type="float">
            <text:p>0.053846153846154</text:p>
          </table:table-cell>
          <table:table-cell office:value-type="float" office:value="0.0252365930599369" calcext:value-type="float">
            <text:p>0.025236593059937</text:p>
          </table:table-cell>
          <table:table-cell office:value-type="float" office:value="0.925641025641026" calcext:value-type="float">
            <text:p>0.925641025641026</text:p>
          </table:table-cell>
          <table:table-cell office:value-type="float" office:value="0.95583596214511" calcext:value-type="float">
            <text:p>0.95583596214511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0.0114503816793893" calcext:value-type="float">
            <text:p>0.011450381679389</text:p>
          </table:table-cell>
          <table:table-cell office:value-type="float" office:value="0.0091743119266055" calcext:value-type="float">
            <text:p>0.009174311926606</text:p>
          </table:table-cell>
          <table:table-cell office:value-type="float" office:value="0.0343511450381679" calcext:value-type="float">
            <text:p>0.034351145038168</text:p>
          </table:table-cell>
          <table:table-cell office:value-type="float" office:value="0.0137614678899083" calcext:value-type="float">
            <text:p>0.013761467889908</text:p>
          </table:table-cell>
          <table:table-cell office:value-type="float" office:value="0.954198473282443" calcext:value-type="float">
            <text:p>0.954198473282443</text:p>
          </table:table-cell>
          <table:table-cell office:value-type="float" office:value="0.977064220183486" calcext:value-type="float">
            <text:p>0.977064220183486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145" calcext:value-type="float">
            <text:p>145</text:p>
          </table:table-cell>
          <table:table-cell office:value-type="float" office:value="224" calcext:value-type="float">
            <text:p>224</text:p>
          </table:table-cell>
          <table:table-cell office:value-type="float" office:value="0.0127388535031847" calcext:value-type="float">
            <text:p>0.012738853503185</text:p>
          </table:table-cell>
          <table:table-cell office:value-type="float" office:value="0" calcext:value-type="float">
            <text:p>0</text:p>
          </table:table-cell>
          <table:table-cell office:value-type="float" office:value="0.0573248407643312" calcext:value-type="float">
            <text:p>0.057324840764331</text:p>
          </table:table-cell>
          <table:table-cell office:value-type="float" office:value="0.0431034482758621" calcext:value-type="float">
            <text:p>0.043103448275862</text:p>
          </table:table-cell>
          <table:table-cell office:value-type="float" office:value="0.929936305732484" calcext:value-type="float">
            <text:p>0.929936305732484</text:p>
          </table:table-cell>
          <table:table-cell office:value-type="float" office:value="0.956896551724138" calcext:value-type="float">
            <text:p>0.956896551724138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0.0206896551724138" calcext:value-type="float">
            <text:p>0.020689655172414</text:p>
          </table:table-cell>
          <table:table-cell office:value-type="float" office:value="0.016260162601626" calcext:value-type="float">
            <text:p>0.016260162601626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0121951219512195" calcext:value-type="float">
            <text:p>0.01219512195122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971544715447154" calcext:value-type="float">
            <text:p>0.971544715447154</text:p>
          </table:table-cell>
          <table:table-cell/>
        </table:table-row>
        <table:table-row table:style-name="ro1">
          <table:table-cell office:value-type="string" calcext:value-type="string">
            <text:p>2019-11-07 E6.50 F6nGFP+LmChMesp1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0.0423280423280423" calcext:value-type="float">
            <text:p>0.042328042328042</text:p>
          </table:table-cell>
          <table:table-cell office:value-type="float" office:value="0.0304878048780488" calcext:value-type="float">
            <text:p>0.030487804878049</text:p>
          </table:table-cell>
          <table:table-cell office:value-type="float" office:value="0.0634920634920635" calcext:value-type="float">
            <text:p>0.063492063492064</text:p>
          </table:table-cell>
          <table:table-cell office:value-type="float" office:value="0.0487804878048781" calcext:value-type="float">
            <text:p>0.048780487804878</text:p>
          </table:table-cell>
          <table:table-cell office:value-type="float" office:value="0.894179894179894" calcext:value-type="float">
            <text:p>0.894179894179894</text:p>
          </table:table-cell>
          <table:table-cell office:value-type="float" office:value="0.920731707317073" calcext:value-type="float">
            <text:p>0.920731707317073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0.0585585585585586" calcext:value-type="float">
            <text:p>0.058558558558559</text:p>
          </table:table-cell>
          <table:table-cell office:value-type="float" office:value="0.0188679245283019" calcext:value-type="float">
            <text:p>0.018867924528302</text:p>
          </table:table-cell>
          <table:table-cell office:value-type="float" office:value="0.130630630630631" calcext:value-type="float">
            <text:p>0.130630630630631</text:p>
          </table:table-cell>
          <table:table-cell office:value-type="float" office:value="0.0566037735849057" calcext:value-type="float">
            <text:p>0.056603773584906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924528301886793" calcext:value-type="float">
            <text:p>0.924528301886793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0.0773067331670823" calcext:value-type="float">
            <text:p>0.077306733167082</text:p>
          </table:table-cell>
          <table:table-cell office:value-type="float" office:value="0.0297297297297297" calcext:value-type="float">
            <text:p>0.02972972972973</text:p>
          </table:table-cell>
          <table:table-cell office:value-type="float" office:value="0.0773067331670823" calcext:value-type="float">
            <text:p>0.077306733167082</text:p>
          </table:table-cell>
          <table:table-cell office:value-type="float" office:value="0.0432432432432432" calcext:value-type="float">
            <text:p>0.043243243243243</text:p>
          </table:table-cell>
          <table:table-cell office:value-type="float" office:value="0.845386533665835" calcext:value-type="float">
            <text:p>0.845386533665835</text:p>
          </table:table-cell>
          <table:table-cell office:value-type="float" office:value="0.927027027027027" calcext:value-type="float">
            <text:p>0.927027027027027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office:value-type="float" office:value="0.0395083406496927" calcext:value-type="float">
            <text:p>0.039508340649693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728709394205443" calcext:value-type="float">
            <text:p>0.07287093942054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887620719929763" calcext:value-type="float">
            <text:p>0.887620719929763</text:p>
          </table:table-cell>
          <table:table-cell office:value-type="float" office:value="0.955078125" calcext:value-type="float">
            <text:p>0.955078125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108" calcext:value-type="float">
            <text:p>108</text:p>
          </table:table-cell>
          <table:table-cell office:value-type="float" office:value="285" calcext:value-type="float">
            <text:p>285</text:p>
          </table:table-cell>
          <table:table-cell office:value-type="float" office:value="0.0243572395128552" calcext:value-type="float">
            <text:p>0.024357239512855</text:p>
          </table:table-cell>
          <table:table-cell office:value-type="float" office:value="0.0291734197730956" calcext:value-type="float">
            <text:p>0.029173419773096</text:p>
          </table:table-cell>
          <table:table-cell office:value-type="float" office:value="0.0216508795669824" calcext:value-type="float">
            <text:p>0.021650879566982</text:p>
          </table:table-cell>
          <table:table-cell office:value-type="float" office:value="0.0194489465153971" calcext:value-type="float">
            <text:p>0.019448946515397</text:p>
          </table:table-cell>
          <table:table-cell office:value-type="float" office:value="0.953991880920162" calcext:value-type="float">
            <text:p>0.953991880920162</text:p>
          </table:table-cell>
          <table:table-cell office:value-type="float" office:value="0.951377633711507" calcext:value-type="float">
            <text:p>0.951377633711507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64" calcext:value-type="float">
            <text:p>64</text:p>
          </table:table-cell>
          <table:table-cell office:value-type="float" office:value="302" calcext:value-type="float">
            <text:p>302</text:p>
          </table:table-cell>
          <table:table-cell office:value-type="float" office:value="0.0120772946859903" calcext:value-type="float">
            <text:p>0.01207729468599</text:p>
          </table:table-cell>
          <table:table-cell office:value-type="float" office:value="0.0465116279069768" calcext:value-type="float">
            <text:p>0.046511627906977</text:p>
          </table:table-cell>
          <table:table-cell office:value-type="float" office:value="0.0314009661835749" calcext:value-type="float">
            <text:p>0.031400966183575</text:p>
          </table:table-cell>
          <table:table-cell office:value-type="float" office:value="0.0299003322259136" calcext:value-type="float">
            <text:p>0.029900332225914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92358803986711" calcext:value-type="float">
            <text:p>0.92358803986711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0.0120705663881151" calcext:value-type="float">
            <text:p>0.012070566388115</text:p>
          </table:table-cell>
          <table:table-cell office:value-type="float" office:value="0.00956429330499469" calcext:value-type="float">
            <text:p>0.009564293304995</text:p>
          </table:table-cell>
          <table:table-cell office:value-type="float" office:value="0.0185701021355617" calcext:value-type="float">
            <text:p>0.018570102135562</text:p>
          </table:table-cell>
          <table:table-cell office:value-type="float" office:value="0.00637619553666312" calcext:value-type="float">
            <text:p>0.006376195536663</text:p>
          </table:table-cell>
          <table:table-cell office:value-type="float" office:value="0.969359331476323" calcext:value-type="float">
            <text:p>0.969359331476323</text:p>
          </table:table-cell>
          <table:table-cell office:value-type="float" office:value="0.984059511158342" calcext:value-type="float">
            <text:p>0.984059511158342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64" calcext:value-type="float">
            <text:p>64</text:p>
          </table:table-cell>
          <table:table-cell office:value-type="float" office:value="159" calcext:value-type="float">
            <text:p>159</text:p>
          </table:table-cell>
          <table:table-cell office:value-type="float" office:value="0.0282087447108604" calcext:value-type="float">
            <text:p>0.02820874471086</text:p>
          </table:table-cell>
          <table:table-cell office:value-type="float" office:value="0.0183206106870229" calcext:value-type="float">
            <text:p>0.018320610687023</text:p>
          </table:table-cell>
          <table:table-cell office:value-type="float" office:value="0.0465444287729196" calcext:value-type="float">
            <text:p>0.04654442877292</text:p>
          </table:table-cell>
          <table:table-cell office:value-type="float" office:value="0.0213740458015267" calcext:value-type="float">
            <text:p>0.021374045801527</text:p>
          </table:table-cell>
          <table:table-cell office:value-type="float" office:value="0.92524682651622" calcext:value-type="float">
            <text:p>0.92524682651622</text:p>
          </table:table-cell>
          <table:table-cell office:value-type="float" office:value="0.96030534351145" calcext:value-type="float">
            <text:p>0.96030534351145</text:p>
          </table:table-cell>
          <table:table-cell/>
        </table:table-row>
        <table:table-row table:style-name="ro1">
          <table:table-cell office:value-type="string" calcext:value-type="string">
            <text:p>2020-04-13 E7.25 F6nGFP+LmChMesp1</text:p>
          </table:table-cell>
          <table:table-cell office:value-type="float" office:value="64" calcext:value-type="float">
            <text:p>64</text:p>
          </table:table-cell>
          <table:table-cell office:value-type="float" office:value="241" calcext:value-type="float">
            <text:p>241</text:p>
          </table:table-cell>
          <table:table-cell office:value-type="float" office:value="0.0176991150442478" calcext:value-type="float">
            <text:p>0.017699115044248</text:p>
          </table:table-cell>
          <table:table-cell office:value-type="float" office:value="0.0170757737459979" calcext:value-type="float">
            <text:p>0.017075773745998</text:p>
          </table:table-cell>
          <table:table-cell office:value-type="float" office:value="0.0212389380530973" calcext:value-type="float">
            <text:p>0.021238938053097</text:p>
          </table:table-cell>
          <table:table-cell office:value-type="float" office:value="0.0117395944503735" calcext:value-type="float">
            <text:p>0.011739594450374</text:p>
          </table:table-cell>
          <table:table-cell office:value-type="float" office:value="0.961061946902655" calcext:value-type="float">
            <text:p>0.961061946902655</text:p>
          </table:table-cell>
          <table:table-cell office:value-type="float" office:value="0.971184631803629" calcext:value-type="float">
            <text:p>0.97118463180362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table:number-columns-repeated="4"/>
          <table:table-cell office:value-type="string" calcext:value-type="string">
            <text:p>T-test (pair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seg.</text:p>
          </table:table-cell>
          <table:table-cell table:formula="of:=AVERAGE([.D2:.D18])" office:value-type="float" office:value="0.0288310476065293" calcext:value-type="float">
            <text:p>0.028831047606529</text:p>
          </table:table-cell>
          <table:table-cell table:formula="of:=AVERAGE([.E2:.E18])" office:value-type="float" office:value="0.0206933565793219" calcext:value-type="float">
            <text:p>0.020693356579322</text:p>
          </table:table-cell>
          <table:table-cell/>
          <table:table-cell table:formula="of:=STDEV([.D2:.D18])/SQRT(17)" office:value-type="float" office:value="0.00453194884610318" calcext:value-type="float">
            <text:p>0.004531948846103</text:p>
          </table:table-cell>
          <table:table-cell table:formula="of:=STDEV([.E2:.E18])/SQRT(17)" office:value-type="float" office:value="0.0030581918310638" calcext:value-type="float">
            <text:p>0.003058191831064</text:p>
          </table:table-cell>
          <table:table-cell/>
          <table:table-cell table:formula="of:=TTEST([.D2:.D18];[.E2:.E18];2;1)" office:value-type="float" office:value="0.0757784395410914" calcext:value-type="float">
            <text:p>0.075778439541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seg.</text:p>
          </table:table-cell>
          <table:table-cell table:formula="of:=AVERAGE([.F2:.F18])" office:value-type="float" office:value="0.0488894377176586" calcext:value-type="float">
            <text:p>0.048889437717659</text:p>
          </table:table-cell>
          <table:table-cell table:formula="of:=AVERAGE([.G2:.G18])" office:value-type="float" office:value="0.0248690806061797" calcext:value-type="float">
            <text:p>0.02486908060618</text:p>
          </table:table-cell>
          <table:table-cell/>
          <table:table-cell table:formula="of:=STDEV([.F2:.F18])/SQRT(17)" office:value-type="float" office:value="0.00662571557475963" calcext:value-type="float">
            <text:p>0.00662571557476</text:p>
          </table:table-cell>
          <table:table-cell table:formula="of:=STDEV([.G2:.G18])/SQRT(17)" office:value-type="float" office:value="0.00370813204415913" calcext:value-type="float">
            <text:p>0.003708132044159</text:p>
          </table:table-cell>
          <table:table-cell/>
          <table:table-cell table:formula="of:=TTEST([.F2:.F18];[.G2:.G18];2;1)" office:value-type="float" office:value="0.0000567411117051182" calcext:value-type="float">
            <text:p>5.67411117051182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rrect</text:p>
          </table:table-cell>
          <table:table-cell table:formula="of:=AVERAGE([.H2:.H18])" office:value-type="float" office:value="0.922279514675812" calcext:value-type="float">
            <text:p>0.922279514675812</text:p>
          </table:table-cell>
          <table:table-cell table:formula="of:=AVERAGE([.I2:.I18])" office:value-type="float" office:value="0.954437562814498" calcext:value-type="float">
            <text:p>0.954437562814498</text:p>
          </table:table-cell>
          <table:table-cell/>
          <table:table-cell table:formula="of:=STDEV([.H2:.H18])/SQRT(17)" office:value-type="float" office:value="0.0103572903373628" calcext:value-type="float">
            <text:p>0.010357290337363</text:p>
          </table:table-cell>
          <table:table-cell table:formula="of:=STDEV([.I2:.I18])/SQRT(17)" office:value-type="float" office:value="0.00538007995365344" calcext:value-type="float">
            <text:p>0.005380079953653</text:p>
          </table:table-cell>
          <table:table-cell/>
          <table:table-cell table:formula="of:=TTEST([.H2:.H18];[.I2:.I18];2;1)" office:value-type="float" office:value="0.000886558315680623" calcext:value-type="float">
            <text:p>0.000886558315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4:05:37.428081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3-25T14:10:44.194340721</dc:date>
    <meta:editing-duration>PT12M53S</meta:editing-duration>
    <meta:editing-cycles>5</meta:editing-cycles>
    <meta:document-statistic meta:table-count="1" meta:cell-count="1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origin="0" chart:interval-major="0.02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Sheet1.G21:Sheet1.G22" chart:error-lower-range="Sheet1.G21:Sheet1.G22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Sheet1.G21:Sheet1.G22" loext:std-weight="1"/>
      <style:graphic-properties draw:stroke="solid" svg:stroke-width="0.051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Sheet1.H21:Sheet1.H22"/>
      <style:graphic-properties draw:stroke="none" draw:fill-color="#00e5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Sheet1.H21:Sheet1.H22" loext:std-weight="1"/>
      <style:graphic-properties draw:stroke="solid" svg:stroke-width="0.051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56cm" svg:height="8.968cm" xlink:href=".." xlink:type="simple" chart:class="chart:bar" chart:style-name="ch1">
        <chart:legend chart:legend-position="end" svg:x="6.269cm" svg:y="1.309cm" style:legend-expansion="custom" chartooo:width="4.566cm" chartooo:height="1.722cm" style:legend-expansion-aspect-ratio="2.65156794425087" chart:style-name="ch2"/>
        <chart:plot-area chart:style-name="ch3" table:cell-range-address="Sheet1.C20:Sheet1.E22" chart:data-source-has-labels="both" svg:x="0.007cm" svg:y="0.165cm" svg:width="7.326cm" svg:height="8.628cm">
          <chartooo:coordinate-region svg:x="1.07cm" svg:y="0.482cm" svg:width="6.263cm" svg:height="7.431cm"/>
          <chart:axis chart:dimension="x" chart:name="primary-x" chart:style-name="ch4" chartooo:axis-type="auto">
            <chartooo:date-scale/>
            <chart:categories table:cell-range-address="Sheet1.C21:Sheet1.C22"/>
          </chart:axis>
          <chart:axis chart:dimension="y" chart:name="primary-y" chart:style-name="ch5"/>
          <chart:series chart:style-name="ch6" chart:values-cell-range-address="Sheet1.D21:Sheet1.D22" chart:label-cell-address="Sheet1.D20:Sheet1.D20" chart:class="chart:bar">
            <chart:error-indicator chart:style-name="ch7" chart:dimension="y"/>
            <chart:data-point chart:repeated="2"/>
          </chart:series>
          <chart:series chart:style-name="ch8" chart:values-cell-range-address="Sheet1.E21:Sheet1.E22" chart:label-cell-address="Sheet1.E20:Sheet1.E20" chart:class="chart:bar">
            <chart:error-indicator chart:style-name="ch9" chart:dimension="y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Sheet1.D20:Sheet1.D2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F-TGMM v2.5</text:p>
                <draw:g>
                  <svg:desc>Sheet1.E20:Sheet1.E20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Underseg.</text:p>
                <draw:g>
                  <svg:desc>Sheet1.C21:Sheet1.C22</svg:desc>
                </draw:g>
              </table:table-cell>
              <table:table-cell office:value-type="float" office:value="0.0288310476065293">
                <text:p>0.0288310476065293</text:p>
                <draw:g>
                  <svg:desc>Sheet1.D21:Sheet1.D22</svg:desc>
                </draw:g>
              </table:table-cell>
              <table:table-cell office:value-type="float" office:value="0.00453194884610318">
                <text:p>0.00453194884610318</text:p>
                <draw:g>
                  <svg:desc>Sheet1.G21:Sheet1.G22</svg:desc>
                </draw:g>
              </table:table-cell>
              <table:table-cell office:value-type="float" office:value="0.00453194884610318">
                <text:p>0.00453194884610318</text:p>
                <draw:g>
                  <svg:desc>Sheet1.G21:Sheet1.G22</svg:desc>
                </draw:g>
              </table:table-cell>
              <table:table-cell office:value-type="float" office:value="0.0206933565793219">
                <text:p>0.0206933565793219</text:p>
                <draw:g>
                  <svg:desc>Sheet1.E21:Sheet1.E22</svg:desc>
                </draw:g>
              </table:table-cell>
              <table:table-cell office:value-type="float" office:value="0.0030581918310638">
                <text:p>0.0030581918310638</text:p>
                <draw:g>
                  <svg:desc>Sheet1.H21:Sheet1.H22</svg:desc>
                </draw:g>
              </table:table-cell>
            </table:table-row>
            <table:table-row>
              <table:table-cell office:value-type="string">
                <text:p>Overseg.</text:p>
              </table:table-cell>
              <table:table-cell office:value-type="float" office:value="0.0488894377176586">
                <text:p>0.0488894377176586</text:p>
              </table:table-cell>
              <table:table-cell office:value-type="float" office:value="0.00662571557475963">
                <text:p>0.00662571557475963</text:p>
              </table:table-cell>
              <table:table-cell office:value-type="float" office:value="0.00662571557475963">
                <text:p>0.00662571557475963</text:p>
              </table:table-cell>
              <table:table-cell office:value-type="float" office:value="0.0248690806061797">
                <text:p>0.0248690806061797</text:p>
              </table:table-cell>
              <table:table-cell office:value-type="float" office:value="0.00370813204415913">
                <text:p>0.00370813204415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4" style:family="chart" style:data-style-name="N10">
      <style:chart-properties chart:display-label="true" chart:logarithmic="false" chart:origin="0" chart:interval-major="0.02" chart:reverse-direction="false" text:line-break="false" loext:try-staggering-first="false" chart:link-data-style-to-source="false" chart:axis-position="1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link-data-style-to-source="true" chart:error-category="cell-range" chart:error-upper-range="Sheet1.G23:Sheet1.G23"/>
      <style:graphic-properties draw:stroke="none" draw:fill-color="#bdbdbd" dr3d:edge-rounding="5%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false" chart:error-category="cell-range" chart:error-upper-range="Sheet1.G23:Sheet1.G23" loext:std-weight="1"/>
      <style:graphic-properties draw:stroke="solid" svg:stroke-width="0.051cm" svg:stroke-color="#000000" svg:stroke-opacity="100%" draw:stroke-linejoin="round"/>
    </style:style>
    <style:style style:name="ch7" style:family="chart" style:data-style-name="N0">
      <style:chart-properties chart:link-data-style-to-source="true" chart:error-category="cell-range" chart:error-upper-range="Sheet1.H23:Sheet1.H23"/>
      <style:graphic-properties draw:stroke="none" draw:fill-color="#00e5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false" chart:error-category="cell-range" chart:error-upper-range="Sheet1.H23:Sheet1.H23" loext:std-weight="1"/>
      <style:graphic-properties draw:stroke="solid" svg:stroke-width="0.051cm" svg:stroke-color="#000000" svg:stroke-opacity="100%" draw:stroke-linejoin="round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773cm" svg:height="8.989cm" xlink:href=".." xlink:type="simple" chart:class="chart:bar" chart:style-name="ch1">
        <chart:plot-area chart:style-name="ch2" table:cell-range-address="Sheet1.C23:Sheet1.E23 Sheet1.D20:Sheet1.E20" chart:data-source-has-labels="both" svg:x="-0.639cm" svg:y="0.168cm" svg:width="4.76cm" svg:height="8.646cm">
          <chartooo:coordinate-region svg:x="0.736cm" svg:y="0.484cm" svg:width="3.385cm" svg:height="7.45cm"/>
          <chart:axis chart:dimension="x" chart:name="primary-x" chart:style-name="ch3" chartooo:axis-type="auto">
            <chartooo:date-scale/>
            <chart:categories table:cell-range-address="Sheet1.C23:Sheet1.C23"/>
          </chart:axis>
          <chart:axis chart:dimension="y" chart:name="primary-y" chart:style-name="ch4"/>
          <chart:series chart:style-name="ch5" chart:values-cell-range-address="Sheet1.D23:Sheet1.D23" chart:label-cell-address="Sheet1.D20:Sheet1.D20" chart:class="chart:bar">
            <chart:error-indicator chart:style-name="ch6" chart:dimension="y"/>
            <chart:data-point/>
          </chart:series>
          <chart:series chart:style-name="ch7" chart:values-cell-range-address="Sheet1.E23:Sheet1.E23" chart:label-cell-address="Sheet1.E20:Sheet1.E20" chart:class="chart:bar">
            <chart:error-indicator chart:style-name="ch8" chart:dimension="y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Sheet1.D20:Sheet1.D20</svg:desc>
                </draw:g>
              </table:table-cell>
              <table:table-cell office:value-type="string">
                <text:p/>
              </table:table-cell>
              <table:table-cell office:value-type="string">
                <text:p>F-TGMM v2.5</text:p>
                <draw:g>
                  <svg:desc>Sheet1.E20:Sheet1.E20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Correct</text:p>
                <draw:g>
                  <svg:desc>Sheet1.C23:Sheet1.C23</svg:desc>
                </draw:g>
              </table:table-cell>
              <table:table-cell office:value-type="float" office:value="0.922279514675812">
                <text:p>0.922279514675812</text:p>
                <draw:g>
                  <svg:desc>Sheet1.D23:Sheet1.D23</svg:desc>
                </draw:g>
              </table:table-cell>
              <table:table-cell office:value-type="float" office:value="0.0103572903373628">
                <text:p>0.0103572903373628</text:p>
                <draw:g>
                  <svg:desc>Sheet1.G23:Sheet1.G23</svg:desc>
                </draw:g>
              </table:table-cell>
              <table:table-cell office:value-type="float" office:value="0.954437562814498">
                <text:p>0.954437562814498</text:p>
                <draw:g>
                  <svg:desc>Sheet1.E23:Sheet1.E23</svg:desc>
                </draw:g>
              </table:table-cell>
              <table:table-cell office:value-type="float" office:value="0.00538007995365344">
                <text:p>0.00538007995365344</text:p>
                <draw:g>
                  <svg:desc>Sheet1.H23:Sheet1.H2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